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3" table:default-cell-style-name="Default"/>
        <table:table-row table:style-name="ro1" table:number-rows-repeated="2"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Pico 1</text:p>
          </table:table-cell>
          <table:table-cell table:style-name="ce1" office:value-type="string" calcext:value-type="string">
            <text:p>Pico 2a</text:p>
          </table:table-cell>
          <table:table-cell table:style-name="ce1" office:value-type="string" calcext:value-type="string">
            <text:p>Pico 2b</text:p>
          </table:table-cell>
          <table:table-cell table:style-name="ce1" office:value-type="string" calcext:value-type="string">
            <text:p>Pico 3a</text:p>
          </table:table-cell>
          <table:table-cell table:style-name="ce1" office:value-type="string" calcext:value-type="string">
            <text:p>Pico 3b</text:p>
          </table:table-cell>
          <table:table-cell table:style-name="ce1" office:value-type="string" calcext:value-type="string">
            <text:p>Pico 4a</text:p>
          </table:table-cell>
          <table:table-cell table:style-name="ce1" office:value-type="string" calcext:value-type="string">
            <text:p>Pico 4b</text:p>
          </table:table-cell>
          <table:table-cell table:style-name="ce1" office:value-type="string" calcext:value-type="string">
            <text:p>Pico 5a</text:p>
          </table:table-cell>
          <table:table-cell table:style-name="ce1" office:value-type="string" calcext:value-type="string">
            <text:p>Pico 5b</text:p>
          </table:table-cell>
          <table:table-cell table:style-name="ce1" office:value-type="string" calcext:value-type="string">
            <text:p>Pico 6a</text:p>
          </table:table-cell>
          <table:table-cell table:style-name="ce1" office:value-type="string" calcext:value-type="string">
            <text:p>Pico 6b</text:p>
          </table:table-cell>
          <table:table-cell table:style-name="ce1" office:value-type="string" calcext:value-type="string">
            <text:p>Pico 7a</text:p>
          </table:table-cell>
          <table:table-cell table:style-name="ce1" office:value-type="string" calcext:value-type="string">
            <text:p>Pico 7b</text:p>
          </table:table-cell>
          <table:table-cell office:value-type="string" calcext:value-type="string">
            <text:p>Pico 10a</text:p>
          </table:table-cell>
          <table:table-cell office:value-type="string" calcext:value-type="string">
            <text:p>Pico 10b</text:p>
          </table:table-cell>
          <table:table-cell office:value-type="string" calcext:value-type="string">
            <text:p>Pico 10c</text:p>
          </table:table-cell>
          <table:table-cell office:value-type="string" calcext:value-type="string">
            <text:p>Pico 10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office:value-type="float" office:value="25.5978" calcext:value-type="float">
            <text:p>25.5978</text:p>
          </table:table-cell>
          <table:table-cell office:value-type="float" office:value="35.1618" calcext:value-type="float">
            <text:p>35.1618</text:p>
          </table:table-cell>
          <table:table-cell office:value-type="float" office:value="35.2581" calcext:value-type="float">
            <text:p>35.2581</text:p>
          </table:table-cell>
          <table:table-cell office:value-type="float" office:value="37.786" calcext:value-type="float">
            <text:p>37.786</text:p>
          </table:table-cell>
          <table:table-cell office:value-type="float" office:value="37.8884" calcext:value-type="float">
            <text:p>37.8884</text:p>
          </table:table-cell>
          <table:table-cell office:value-type="float" office:value="43.3606" calcext:value-type="float">
            <text:p>43.3606</text:p>
          </table:table-cell>
          <table:table-cell office:value-type="float" office:value="43.4788" calcext:value-type="float">
            <text:p>43.4788</text:p>
          </table:table-cell>
          <table:table-cell office:value-type="float" office:value="52.5555" calcext:value-type="float">
            <text:p>52.5555</text:p>
          </table:table-cell>
          <table:table-cell office:value-type="float" office:value="52.7001" calcext:value-type="float">
            <text:p>52.7001</text:p>
          </table:table-cell>
          <table:table-cell office:value-type="float" office:value="57.5028" calcext:value-type="float">
            <text:p>57.5028</text:p>
          </table:table-cell>
          <table:table-cell office:value-type="float" office:value="57.6628" calcext:value-type="float">
            <text:p>57.6628</text:p>
          </table:table-cell>
          <table:table-cell office:value-type="float" office:value="66.5167" calcext:value-type="float">
            <text:p>66.5167</text:p>
          </table:table-cell>
          <table:table-cell office:value-type="float" office:value="66.7076" calcext:value-type="float">
            <text:p>66.7076</text:p>
          </table:table-cell>
          <table:table-cell office:value-type="float" office:value="76.8737" calcext:value-type="float">
            <text:p>76.8737</text:p>
          </table:table-cell>
          <table:table-cell office:value-type="float" office:value="77.1029" calcext:value-type="float">
            <text:p>77.1029</text:p>
          </table:table-cell>
          <table:table-cell office:value-type="float" office:value="77.2322" calcext:value-type="float">
            <text:p>77.2322</text:p>
          </table:table-cell>
          <table:table-cell office:value-type="float" office:value="77.467" calcext:value-type="float">
            <text:p>77.467</text:p>
          </table:table-cell>
          <table:table-cell table:number-columns-repeated="5"/>
          <table:table-cell office:value-type="float" office:value="66.7076" calcext:value-type="float">
            <text:p>66.7076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.0676776" calcext:value-type="float">
            <text:p>0.0676776</text:p>
          </table:table-cell>
          <table:table-cell office:value-type="float" office:value="0.056733" calcext:value-type="float">
            <text:p>0.056733</text:p>
          </table:table-cell>
          <table:table-cell office:value-type="float" office:value="0.0388022" calcext:value-type="float">
            <text:p>0.0388022</text:p>
          </table:table-cell>
          <table:table-cell office:value-type="float" office:value="0.0564691" calcext:value-type="float">
            <text:p>0.0564691</text:p>
          </table:table-cell>
          <table:table-cell office:value-type="float" office:value="0.0385949" calcext:value-type="float">
            <text:p>0.0385949</text:p>
          </table:table-cell>
          <table:table-cell office:value-type="float" office:value="0.056594" calcext:value-type="float">
            <text:p>0.056594</text:p>
          </table:table-cell>
          <table:table-cell office:value-type="float" office:value="0.0437524" calcext:value-type="float">
            <text:p>0.0437524</text:p>
          </table:table-cell>
          <table:table-cell office:value-type="float" office:value="0.0590754" calcext:value-type="float">
            <text:p>0.0590754</text:p>
          </table:table-cell>
          <table:table-cell office:value-type="float" office:value="0.049178" calcext:value-type="float">
            <text:p>0.049178</text:p>
          </table:table-cell>
          <table:table-cell office:value-type="float" office:value="0.0597426" calcext:value-type="float">
            <text:p>0.0597426</text:p>
          </table:table-cell>
          <table:table-cell office:value-type="float" office:value="0.0501071" calcext:value-type="float">
            <text:p>0.0501071</text:p>
          </table:table-cell>
          <table:table-cell office:value-type="float" office:value="0.0617069" calcext:value-type="float">
            <text:p>0.0617069</text:p>
          </table:table-cell>
          <table:table-cell office:value-type="float" office:value="0.0554807" calcext:value-type="float">
            <text:p>0.0554807</text:p>
          </table:table-cell>
          <table:table-cell office:value-type="float" office:value="0.0652114" calcext:value-type="float">
            <text:p>0.0652114</text:p>
          </table:table-cell>
          <table:table-cell office:value-type="float" office:value="0.0590706" calcext:value-type="float">
            <text:p>0.0590706</text:p>
          </table:table-cell>
          <table:table-cell office:value-type="float" office:value="0.0693822" calcext:value-type="float">
            <text:p>0.0693822</text:p>
          </table:table-cell>
          <table:table-cell office:value-type="float" office:value="0.0558433" calcext:value-type="float">
            <text:p>0.0558433</text:p>
          </table:table-cell>
          <table:table-cell table:number-columns-repeated="3"/>
          <table:table-cell office:value-type="float" office:value="0.0554807" calcext:value-type="float">
            <text:p>0.05548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a</text:p>
          </table:table-cell>
          <table:table-cell office:value-type="float" office:value="0.423109" calcext:value-type="float">
            <text:p>0.423109</text:p>
          </table:table-cell>
          <table:table-cell office:value-type="float" office:value="0.152598" calcext:value-type="float">
            <text:p>0.152598</text:p>
          </table:table-cell>
          <table:table-cell office:value-type="float" office:value="0.47738" calcext:value-type="float">
            <text:p>0.47738</text:p>
          </table:table-cell>
          <table:table-cell office:value-type="float" office:value="0.120422" calcext:value-type="float">
            <text:p>0.120422</text:p>
          </table:table-cell>
          <table:table-cell office:value-type="float" office:value="0.390598" calcext:value-type="float">
            <text:p>0.390598</text:p>
          </table:table-cell>
          <table:table-cell office:value-type="float" office:value="0.0829302" calcext:value-type="float">
            <text:p>0.0829302</text:p>
          </table:table-cell>
          <table:table-cell office:value-type="float" office:value="0.467043" calcext:value-type="float">
            <text:p>0.467043</text:p>
          </table:table-cell>
          <table:table-cell office:value-type="float" office:value="0.0275611" calcext:value-type="float">
            <text:p>0.0275611</text:p>
          </table:table-cell>
          <table:table-cell office:value-type="float" office:value="0.512701" calcext:value-type="float">
            <text:p>0.512701</text:p>
          </table:table-cell>
          <table:table-cell office:value-type="float" office:value="0.0264782" calcext:value-type="float">
            <text:p>0.0264782</text:p>
          </table:table-cell>
          <table:table-cell office:value-type="float" office:value="0.409928" calcext:value-type="float">
            <text:p>0.409928</text:p>
          </table:table-cell>
          <table:table-cell office:value-type="float" office:value="0.0243419" calcext:value-type="float">
            <text:p>0.0243419</text:p>
          </table:table-cell>
          <table:table-cell office:value-type="float" office:value="0.499702" calcext:value-type="float">
            <text:p>0.499702</text:p>
          </table:table-cell>
          <table:table-cell office:value-type="float" office:value="0.0699492" calcext:value-type="float">
            <text:p>0.0699492</text:p>
          </table:table-cell>
          <table:table-cell office:value-type="float" office:value="0.257674" calcext:value-type="float">
            <text:p>0.257674</text:p>
          </table:table-cell>
          <table:table-cell office:value-type="float" office:value="-0.0480268" calcext:value-type="float">
            <text:p>-0.0480268</text:p>
          </table:table-cell>
          <table:table-cell office:value-type="float" office:value="0.354599" calcext:value-type="float">
            <text:p>0.354599</text:p>
          </table:table-cell>
          <table:table-cell table:number-columns-repeated="3"/>
          <table:table-cell office:value-type="float" office:value="0.499702" calcext:value-type="float">
            <text:p>0.4997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5.3004" calcext:value-type="float">
            <text:p>25.3004</text:p>
          </table:table-cell>
          <table:table-cell office:value-type="float" office:value="33.3502" calcext:value-type="float">
            <text:p>33.3502</text:p>
          </table:table-cell>
          <table:table-cell office:value-type="float" office:value="6.66836" calcext:value-type="float">
            <text:p>6.66836</text:p>
          </table:table-cell>
          <table:table-cell office:value-type="float" office:value="13.7442" calcext:value-type="float">
            <text:p>13.7442</text:p>
          </table:table-cell>
          <table:table-cell office:value-type="float" office:value="3.01246" calcext:value-type="float">
            <text:p>3.01246</text:p>
          </table:table-cell>
          <table:table-cell office:value-type="float" office:value="35.8036" calcext:value-type="float">
            <text:p>35.8036</text:p>
          </table:table-cell>
          <table:table-cell office:value-type="float" office:value="9.08423" calcext:value-type="float">
            <text:p>9.08423</text:p>
          </table:table-cell>
          <table:table-cell office:value-type="float" office:value="16.4288" calcext:value-type="float">
            <text:p>16.4288</text:p>
          </table:table-cell>
          <table:table-cell office:value-type="float" office:value="4.4946" calcext:value-type="float">
            <text:p>4.4946</text:p>
          </table:table-cell>
          <table:table-cell office:value-type="float" office:value="32.4272" calcext:value-type="float">
            <text:p>32.4272</text:p>
          </table:table-cell>
          <table:table-cell office:value-type="float" office:value="9.90002" calcext:value-type="float">
            <text:p>9.90002</text:p>
          </table:table-cell>
          <table:table-cell office:value-type="float" office:value="12.1925" calcext:value-type="float">
            <text:p>12.1925</text:p>
          </table:table-cell>
          <table:table-cell office:value-type="float" office:value="3.93316" calcext:value-type="float">
            <text:p>3.93316</text:p>
          </table:table-cell>
          <table:table-cell office:value-type="float" office:value="5.24528" calcext:value-type="float">
            <text:p>5.24528</text:p>
          </table:table-cell>
          <table:table-cell office:value-type="float" office:value="2.00448" calcext:value-type="float">
            <text:p>2.00448</text:p>
          </table:table-cell>
          <table:table-cell office:value-type="float" office:value="3.08393" calcext:value-type="float">
            <text:p>3.08393</text:p>
          </table:table-cell>
          <table:table-cell office:value-type="float" office:value="0.930586" calcext:value-type="float">
            <text:p>0.930586</text:p>
          </table:table-cell>
          <table:table-cell table:number-columns-repeated="5"/>
          <table:table-cell office:value-type="float" office:value="3.93316" calcext:value-type="float">
            <text:p>3.93316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-0.209427" calcext:value-type="float">
            <text:p>-0.209427</text:p>
          </table:table-cell>
          <table:table-cell office:value-type="float" office:value="-0.134424" calcext:value-type="float">
            <text:p>-0.134424</text:p>
          </table:table-cell>
          <table:table-cell office:value-type="string" calcext:value-type="string">
            <text:p>---</text:p>
          </table:table-cell>
          <table:table-cell office:value-type="float" office:value="-0.0125139" calcext:value-type="float">
            <text:p>-0.0125139</text:p>
          </table:table-cell>
          <table:table-cell office:value-type="string" calcext:value-type="string">
            <text:p>---</text:p>
          </table:table-cell>
          <table:table-cell office:value-type="float" office:value="-0.106406" calcext:value-type="float">
            <text:p>-0.106406</text:p>
          </table:table-cell>
          <table:table-cell office:value-type="string" calcext:value-type="string">
            <text:p>---</text:p>
          </table:table-cell>
          <table:table-cell office:value-type="float" office:value="-0.0438006" calcext:value-type="float">
            <text:p>-0.0438006</text:p>
          </table:table-cell>
          <table:table-cell office:value-type="string" calcext:value-type="string">
            <text:p>---</text:p>
          </table:table-cell>
          <table:table-cell office:value-type="float" office:value="0.111648" calcext:value-type="float">
            <text:p>0.111648</text:p>
          </table:table-cell>
          <table:table-cell/>
          <table:table-cell office:value-type="float" office:value="0.409494" calcext:value-type="float">
            <text:p>0.409494</text:p>
          </table:table-cell>
          <table:table-cell office:value-type="string" calcext:value-type="string">
            <text:p>---</text:p>
          </table:table-cell>
          <table:table-cell office:value-type="float" office:value="-0.0114258" calcext:value-type="float">
            <text:p>-0.0114258</text:p>
          </table:table-cell>
          <table:table-cell table:number-columns-repeated="3" office:value-type="string" calcext:value-type="string">
            <text:p>---</text:p>
          </table:table-cell>
          <table:table-cell table:number-columns-repeated="4"/>
          <table:table-cell office:value-type="float" office:value="0.409494" calcext:value-type="float">
            <text:p>0.4094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9.75014" calcext:value-type="float">
            <text:p>9.75014</text:p>
          </table:table-cell>
          <table:table-cell office:value-type="float" office:value="7.42162" calcext:value-type="float">
            <text:p>7.42162</text:p>
          </table:table-cell>
          <table:table-cell office:value-type="string" calcext:value-type="string">
            <text:p>---</text:p>
          </table:table-cell>
          <table:table-cell office:value-type="float" office:value="3.18885" calcext:value-type="float">
            <text:p>3.18885</text:p>
          </table:table-cell>
          <table:table-cell office:value-type="string" calcext:value-type="string">
            <text:p>---</text:p>
          </table:table-cell>
          <table:table-cell office:value-type="float" office:value="6.73999" calcext:value-type="float">
            <text:p>6.73999</text:p>
          </table:table-cell>
          <table:table-cell office:value-type="string" calcext:value-type="string">
            <text:p>---</text:p>
          </table:table-cell>
          <table:table-cell office:value-type="float" office:value="4.00509" calcext:value-type="float">
            <text:p>4.00509</text:p>
          </table:table-cell>
          <table:table-cell office:value-type="string" calcext:value-type="string">
            <text:p>---</text:p>
          </table:table-cell>
          <table:table-cell office:value-type="float" office:value="-5.03656" calcext:value-type="float">
            <text:p>-5.03656</text:p>
          </table:table-cell>
          <table:table-cell/>
          <table:table-cell office:value-type="float" office:value="-25.482" calcext:value-type="float">
            <text:p>-25.482</text:p>
          </table:table-cell>
          <table:table-cell office:value-type="string" calcext:value-type="string">
            <text:p>---</text:p>
          </table:table-cell>
          <table:table-cell office:value-type="float" office:value="2.18934" calcext:value-type="float">
            <text:p>2.18934</text:p>
          </table:table-cell>
          <table:table-cell table:number-columns-repeated="3" office:value-type="string" calcext:value-type="string">
            <text:p>---</text:p>
          </table:table-cell>
          <table:table-cell table:number-columns-repeated="5"/>
          <table:table-cell office:value-type="float" office:value="-25.482" calcext:value-type="float">
            <text:p>-25.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19:13:34.357836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ar </meta:initial-creator>
    <meta:creation-date>2015-04-29T17:22:59.927707302</meta:creation-date>
    <dc:date>2015-04-29T19:14:39.477403642</dc:date>
    <dc:creator>sagar </dc:creator>
    <meta:editing-duration>PT43M47S</meta:editing-duration>
    <meta:editing-cycles>6</meta:editing-cycles>
    <meta:generator>LibreOffice/4.2.7.2$Linux_X86_64 LibreOffice_project/420m0$Build-2</meta:generator>
    <meta:document-statistic meta:table-count="1" meta:cell-count="129" meta:object-count="0"/>
  </office:meta>
</office:document-meta>
</file>